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138d" officeooo:paragraph-rsid="0006138d"/>
    </style:style>
    <style:style style:name="P2" style:family="paragraph" style:parent-style-name="Standard">
      <style:text-properties officeooo:paragraph-rsid="0006138d"/>
    </style:style>
    <style:style style:name="P3" style:family="paragraph" style:parent-style-name="Standard">
      <style:text-properties officeooo:rsid="0008c15e" officeooo:paragraph-rsid="0008c15e"/>
    </style:style>
    <style:style style:name="P4" style:family="paragraph" style:parent-style-name="Standard">
      <style:text-properties officeooo:paragraph-rsid="0008c15e"/>
    </style:style>
    <style:style style:name="P5" style:family="paragraph" style:parent-style-name="Standard">
      <style:text-properties officeooo:rsid="0009fe64" officeooo:paragraph-rsid="0009fe64"/>
    </style:style>
    <style:style style:name="P6" style:family="paragraph" style:parent-style-name="Standard">
      <style:text-properties officeooo:paragraph-rsid="0009fe64"/>
    </style:style>
    <style:style style:name="P7" style:family="paragraph" style:parent-style-name="Standard">
      <style:text-properties officeooo:rsid="000a5184" officeooo:paragraph-rsid="000a5184"/>
    </style:style>
    <style:style style:name="P8" style:family="paragraph" style:parent-style-name="Standard">
      <style:text-properties officeooo:rsid="000affc8" officeooo:paragraph-rsid="000affc8"/>
    </style:style>
    <style:style style:name="P9" style:family="paragraph" style:parent-style-name="Standard">
      <style:text-properties officeooo:paragraph-rsid="000a5184"/>
    </style:style>
    <style:style style:name="P10" style:family="paragraph" style:parent-style-name="Standard">
      <style:text-properties officeooo:rsid="000cd2d1" officeooo:paragraph-rsid="000cd2d1"/>
    </style:style>
    <style:style style:name="P11" style:family="paragraph" style:parent-style-name="Standard">
      <style:text-properties officeooo:paragraph-rsid="000cd2d1"/>
    </style:style>
    <style:style style:name="P12" style:family="paragraph" style:parent-style-name="Standard">
      <style:text-properties officeooo:rsid="000f8296" officeooo:paragraph-rsid="000f8296"/>
    </style:style>
    <style:style style:name="P13" style:family="paragraph" style:parent-style-name="Standard">
      <style:text-properties officeooo:paragraph-rsid="000f8296"/>
    </style:style>
    <style:style style:name="P14" style:family="paragraph" style:parent-style-name="Standard">
      <style:text-properties officeooo:rsid="001068a3" officeooo:paragraph-rsid="001068a3"/>
    </style:style>
    <style:style style:name="P15" style:family="paragraph" style:parent-style-name="Standard">
      <style:text-properties officeooo:paragraph-rsid="001068a3"/>
    </style:style>
    <style:style style:name="P16" style:family="paragraph" style:parent-style-name="Standard">
      <style:text-properties officeooo:rsid="001149f2" officeooo:paragraph-rsid="001149f2"/>
    </style:style>
    <style:style style:name="P17" style:family="paragraph" style:parent-style-name="Standard">
      <style:text-properties officeooo:paragraph-rsid="001149f2"/>
    </style:style>
    <style:style style:name="P18" style:family="paragraph" style:parent-style-name="Standard">
      <style:text-properties officeooo:rsid="0013fc2f" officeooo:paragraph-rsid="0013fc2f"/>
    </style:style>
    <style:style style:name="P19" style:family="paragraph" style:parent-style-name="Standard">
      <style:text-properties officeooo:paragraph-rsid="00154a05"/>
    </style:style>
    <style:style style:name="T1" style:family="text">
      <style:text-properties officeooo:rsid="0006138d"/>
    </style:style>
    <style:style style:name="T2" style:family="text">
      <style:text-properties officeooo:rsid="0008c15e"/>
    </style:style>
    <style:style style:name="T3" style:family="text">
      <style:text-properties officeooo:rsid="0009fe64"/>
    </style:style>
    <style:style style:name="T4" style:family="text">
      <style:text-properties officeooo:rsid="000a5184"/>
    </style:style>
    <style:style style:name="T5" style:family="text">
      <style:text-properties officeooo:rsid="000affc8"/>
    </style:style>
    <style:style style:name="T6" style:family="text">
      <style:text-properties officeooo:rsid="000cd2d1"/>
    </style:style>
    <style:style style:name="T7" style:family="text">
      <style:text-properties officeooo:rsid="000ddc98"/>
    </style:style>
    <style:style style:name="T8" style:family="text">
      <style:text-properties officeooo:rsid="000f8296"/>
    </style:style>
    <style:style style:name="T9" style:family="text">
      <style:text-properties officeooo:rsid="001068a3"/>
    </style:style>
    <style:style style:name="T10" style:family="text">
      <style:text-properties officeooo:rsid="001149f2"/>
    </style:style>
    <style:style style:name="T11" style:family="text">
      <style:text-properties officeooo:rsid="00154a05"/>
    </style:style>
    <style:style style:name="T12" style:family="text">
      <style:text-properties officeooo:rsid="0016bd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IZA PROCESÓW PRZEMYSŁOWYCH</text:p>
      <text:p text:style-name="P2"/>
      <text:p text:style-name="P19"><text:span text:style-name="T11">1. </text:span><text:span text:style-name="T1">Przewidywanie awarii w złożonych procesach przemysłowych </text:span></text:p>
      <text:p text:style-name="P19"><text:span text:style-name="T1">Złożone procesy przemysłowe zwykle są skrupulatnie i szczegółowo opomiarowane. W dużych instalacjach przemysłowych może pracować setki czujników i sensorów. Przedmiotem pomiarów są podstawowe zmienne procesu np. temperatura, wilgotność, wibracje, ciśnienie lub poziom hałasu. Wzajemne konfiguracje tych czynników, wzajemna dynamika ich zmian oraz osiąganie wartości ekstremalnych, tworzą nieskończoną liczbę unikalnych konfiguracji. Zadanie modelu Machine Learning jest wyszukiwanie konfiguracji, które wskazują na możliwość wystąpienia nagłej awarii, na przyśpieszoną degenerację określonych urządzeń lub pogorszeniu jakości produktów.</text:span></text:p>
      <text:p text:style-name="P2"/>
      <text:p text:style-name="P4"><text:span text:style-name="T11">2</text:span><text:span text:style-name="T2">. Modele poprawy jakości substancji chemicznej. </text:span></text:p>
      <text:p text:style-name="P3">Celem projektu był wzrost wielkości kryształów substancji chemicznej. Wartość substancji była uzależniona od kategorii wielkości kryształów. Istniały trzy klasy, gdzie klasa zawierająca największe kryształy była trzykrotnie droższa od klasy zawierającej najmniejsze kryształy. Instalacja produkująca substancję chemiczną posiadała bardzo dużo rozmaitych odczytów. Model ML zidentyfikował szereg konfiguracji czynników fizycznych, które przyczyniły się do istotnego wzrostu udziału dużych kryształów w produkcji chemicznej.</text:p>
      <text:p text:style-name="P3"/>
      <text:p text:style-name="P5"><text:span text:style-name="T11">3</text:span>. Model przewidujący awarię procesu</text:p>
      <text:p text:style-name="P6"><text:span text:style-name="T3">Instalacje wielkiej syntezy chemicznej są zbyt wielkie aby możliwe było bez pomocy sztucznej inteligencji, jednocze</text:span><text:span text:style-name="T11">sne</text:span><text:span text:style-name="T3"> interpretowanie konfiguracji setek rozmaitych charakterystyk </text:span><text:span text:style-name="T11">i </text:span><text:span text:style-name="T3">rozmaitych wartości fizycznych. Wprowadzenie szeregów czasowych </text:span><text:span text:style-name="T11">wielu</text:span><text:span text:style-name="T3"> zmiennych oraz dołączenie <text:s/>zmiennych atmosferycznych do modelu matematycznego umożliwiło zbudowanie algorytmu wykrywającego z wyprzedzeniem możliwych wystąpienia awarii. Model był bardzo opłacalny ponieważ pozwalał uniknąć nieplanowanych przestojów produkcyjnych. Zatrzymanie </text:span><text:span text:style-name="T11">instalacji </text:span><text:span text:style-name="T3">wielkiej syntezy chemicznej wiąże się z wielomilionowymi stratami.</text:span></text:p>
      <text:p text:style-name="P6"/>
      <text:p text:style-name="P5"><text:span text:style-name="T11">4</text:span>. Model wykrywający degenerację urządzenia</text:p>
      <text:p text:style-name="P5">Obecnie kończymy z sukcesem projekt, w którym stworzony przez nas model, <text:span text:style-name="T11">który</text:span> wykrywa uszkodzenie określonego elementu i wysyła automatyczny komunikat do centrali o wykryciu awarii. W odróżnieniu od wcześniej opisanych modeli, ten model działa autonomicznie w chmurze AWS, samodzielnie zbiera dane, sam się aktualizuje i doucza oraz autonomicznie wysyła informacje do biura nadzoru technicznego. Model pozwala zaoszczędzić zasoby ponieważ awarie wykrywane są z dużym wyprzedzeniem zanim staną się trudne do usunięcia lub bardzo dolegliwe. </text:p>
      <text:p text:style-name="P8">Realizowany obecnie projekt dotyczy procesów transportowych.</text:p>
      <text:p text:style-name="P6"/>
      <text:p text:style-name="P7">4. Model wykrywający poziom nasycenia substancji odżywczych w roślinach</text:p>
      <text:p text:style-name="P9"><text:span text:style-name="T4">Model miał za zadanie </text:span><text:span text:style-name="T5">wykrywać ilość chlorofilu, azotu, wapnia oraz siarki. Model na podstawie nasycenia kolorów zdjęć pól uprawnych wykonanych z drona wykrywał poziom substancji odżywczych. <text:s text:c="2"/></text:span></text:p>
      <text:p text:style-name="P9"/>
      <text:p text:style-name="P2"><text:span text:style-name="T6">MODELE</text:span><text:span text:style-name="T4"> PREDYKCYJNE</text:span><text:span text:style-name="T1"> </text:span></text:p>
      <text:p text:style-name="P2"/>
      <text:p text:style-name="P10">Modele predykcyjne służą do przewidywania przyszłych wielkości wynikowych na podstawie danych historycznych.</text:p>
      <text:p text:style-name="P10"/>
      <text:p text:style-name="P11"><text:span text:style-name="T6">1. Model przewidujący cenę gazu do produkcji nawozów sztucznych</text:span></text:p>
      <text:p text:style-name="P11"><text:span text:style-name="T6">Model został wykony w technologii sieci neuronowych. Jest on zdolny z dużą dokładnością określić przyszłe ceny gazu w okresach 5, 10 i 15 dni. Ponieważ produkcja nawozów posiada niską marżę na sprzedaży, każda nawet niewielka zmiana ceny gazu powoduje istotną zmianę rentowności produkcji. Dzięki znajomości przyszłych cen gazu możliwe <text:s/>było zatrzymanie produkcji i </text:span><text:soft-page-break/><text:span text:style-name="T6">przeprowadzenie bieżących remontów i przeglądów instalacji, lub w przypadku niskiej ceny gazu </text:span><text:span text:style-name="T11">zwiększenie</text:span><text:span text:style-name="T6"> produkcji nawozów. Kluczowym w tych działaniach była znajomość przyszłych cen z wysokim prawdopodobieństwem ich realizacji.</text:span></text:p>
      <text:p text:style-name="P11"/>
      <text:p text:style-name="P11"><text:span text:style-name="T6">2. Model przewidujący </text:span><text:span text:style-name="T7">zapotrzebowanie na zasoby ludzkie</text:span></text:p>
      <text:p text:style-name="P11"><text:span text:style-name="T6">Obecnie kończymy realizację modelu, który m. in. przewiduje poziom przyszłego popytu w sieci sprzedaży składających się z setek sklepów detalicznych. </text:span><text:span text:style-name="T7">Model o</text:span><text:span text:style-name="T6">kreśl</text:span><text:span text:style-name="T7">a</text:span><text:span text:style-name="T6"> </text:span><text:span text:style-name="T7">poziom sprzedaży w sklepach. Na tej podstawie przewiduje on również wielkości dostaw i poziomu pracochłonności tych dostaw. Celem modelu jest przewidywanie z dużym wyprzedzeniem (rzędu kilku tygodni) zapotrzebowania na zasoby ludzkie niezbędne do obsługi setek sklepów należącej do dużej sieci sprzedaży. Zasoby ludzkie są optymalnie dostosowywane do wielkości sprzedaży oraz wielkości przyjmowanych dostaw. </text:span><text:span text:style-name="T8">Model pracuje w środowisku AWS, jest całkowicie autonomiczny, sam pobiera dane, sam się aktualizuje i doucza oraz automatycznie przesyła dane do centrali sieci sprzedaży. </text:span></text:p>
      <text:p text:style-name="P10"/>
      <text:p text:style-name="P12">3. Model przewidujący ceny kosztów emisji CO2</text:p>
      <text:p text:style-name="P13"><text:span text:style-name="T8">Model został wykonany dla elektrociepłowni. Dzięki informacji o cenach emisji CO2 zarząd elektrociepłowni był zdolny do zwiększania </text:span><text:span text:style-name="T11">lub </text:span><text:span text:style-name="T8">zmniejszenia poziomem produkcji w celu maksymalizacji zysku. Było to możliwe dzięki temu, że ceny emisji CO2 były uzyskiwane z pewnym wyprzedzeniem. W późniejszym etapie współpracy oprócz ceny emisji </text:span><text:span text:style-name="T11">CO2, </text:span><text:span text:style-name="T8"><text:s/>model dostarczał również przyszłą cenę węgla oraz przyszłą cenę energii elektrycznej, według tzw. kolorów, na lokalnym rynku energii.</text:span></text:p>
      <text:p text:style-name="P10"/>
      <text:p text:style-name="P10"/>
      <text:p text:style-name="P10"/>
      <text:p text:style-name="P14">OPTYMALIZACJA EKONOMETRYCZNA</text:p>
      <text:p text:style-name="P14"/>
      <text:p text:style-name="P14">Optymalizację przeprowadza się w oparciu o technologię badań operacyjnych tw. Operational Research. <text:s/>Celem jest takie skonfigurowanie procesu aby zgodnie z funkcją celu osiągnąć maksymalny poziom zdefiniowanego w funkcji celu wynik. Algorytmy OR nie są modelami w znaczeniu Data Science. Są algorytmami, które służą do pomocy w zarządzaniu zasobami.</text:p>
      <text:p text:style-name="P14"/>
      <text:p text:style-name="P15"><text:span text:style-name="T9">1. </text:span><text:span text:style-name="T10">Minimalizacja kosztów </text:span><text:span text:style-name="T9">dostaw siarki</text:span></text:p>
      <text:p text:style-name="P15"><text:span text:style-name="T9">Algorytm powstał na zamówienie dużego producenta z branży chemicznej. Producent ten spotkał się z dużymi zmianami w obszarze pozyskiwania surowca jakim była siarka. Algorytm zoptymalizował dostawy siarki do 5 zakładów na podstawie długości tras, cen transportu, cen surowca u źródła oraz formy transportu (w tym dostaw morskich).</text:span></text:p>
      <text:p text:style-name="P15"/>
      <text:p text:style-name="P14">2. <text:span text:style-name="T10">Minimalizacja czasu przejazdu samochodów przez bramę</text:span></text:p>
      <text:p text:style-name="P16">Algorytm powstał na zamówienie zakładu przemysłowego, który borykał się z problemem kolejek przed bramami zakładów. Zastosowany został tutaj <text:span text:style-name="T12">algorytm </text:span>tz. „Zagadnienie kolejek”.</text:p>
      <text:p text:style-name="P16"/>
      <text:p text:style-name="P16">3. Minimalizacja ilości wyrobów wadliwych </text:p>
      <text:p text:style-name="P17"><text:span text:style-name="T10">Algorytm powstał na zamówienie zakładu produkującego panele podłogowe. Inżynierowie nie byli w stanie wykryć powodów złej jakości niektórych serii produkcyjnych. Zastosowany został tutaj </text:span><text:span text:style-name="T12">algorytm </text:span><text:span text:style-name="T10">tz. „Zagadnienie kolejek”. </text:span></text:p>
      <text:p text:style-name="P16"/>
      <text:p text:style-name="P16"/>
      <text:p text:style-name="P16">PORÓWNYWANIE JEDNOSTEK </text:p>
      <text:p text:style-name="P16"/>
      <text:p text:style-name="P16">Jednym z największych problemów firm posiadających dużą ilość jednostek podlegających benchmarkingowi. Jednostki takie to na przykład samochody, przedstawiciele handlowi, biura <text:soft-page-break/>sprzedaży, restauracje, bazy przeładunkowe. Problem polega na właściwej ocenie jakości pracy poszczególnych jednostek w obliczu bardzo dużej ilości zmiennych opisujących pracę tych jednostek. Problem ten jest rozwiązywany za pomocą metodologii badań operacyjnych.</text:p>
      <text:p text:style-name="P16"/>
      <text:p text:style-name="P16"/>
      <text:p text:style-name="P16">HARMONOGRAMY CZASU PRACY</text:p>
      <text:p text:style-name="P18">Tworzenie harmonogramów czasu pracy jest jednym z najbardziej żmudnych czynności wykonywanych przez kierowników średniego szczebla. Szczególnie trudne jest tworzenie harmonogramów w miejscach, w których stosowany jest elastyczny czas pracy. Tworzenie lub optymalizowanie czasu pracy można przeprowadzić poprzez zastosowanie matematycznego algorytmu badań operacyjnych. W algorytmie tym należy wskazać na funkcję celu (np. minimalizację kosztów lub ryzyka, maksymalizacje dostępności itp.) a następnie wprowadzić równania zawierające warunki ograniczające (np. limity czasu pracy lub ograniczenia czynności).</text:p>
      <text:p text:style-name="P16"><text:s/></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7T08:26:02.735249323</meta:creation-date>
    <dc:date>2022-12-07T13:51:19.673842902</dc:date>
    <meta:editing-duration>PT4H50M43S</meta:editing-duration>
    <meta:editing-cycles>12</meta:editing-cycles>
    <meta:generator>LibreOffice/6.4.7.2$Linux_X86_64 LibreOffice_project/40$Build-2</meta:generator>
    <meta:document-statistic meta:table-count="0" meta:image-count="0" meta:object-count="0" meta:page-count="3" meta:paragraph-count="33" meta:word-count="913" meta:character-count="7283" meta:non-whitespace-character-count="6386"/>
  </office:meta>
</office:document-meta>
</file>